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e" style:font-family-generic="swiss"/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842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60"/>
    <style:style style:name="T1" style:family="text">
      <style:text-properties style:text-position="-33%"/>
    </style:style>
    <style:style style:name="T2" style:family="text"/>
    <style:style style:name="T3" style:family="text">
      <style:text-properties style:text-position="33%"/>
    </style:style>
    <style:style style:name="T4" style:family="text">
      <style:text-properties fo:font-size="10pt" style:text-position="sub" style:font-size-asian="10pt" style:font-size-complex="10pt"/>
    </style:style>
    <style:style style:name="T5" style:family="text">
      <style:text-properties style:text-position="0%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essoflessione retta sezione rettangola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[kN]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<text:span text:style-name="T1">y</text:span> [kN m]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 [mm]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[mm]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2">α</text:span><text:span text:style-name="T1">e</text:span> [-]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text:span text:style-name="T1">sl,i</text:span> [mm<text:span text:style-name="T3">2</text:span>]</text:p>
          </table:table-cell>
          <table:table-cell office:value-type="string" calcext:value-type="string">
            <text:p>d<text:span text:style-name="T1">i</text:span> [mm]</text:p>
          </table:table-cell>
          <table:table-cell office:value-type="string" calcext:value-type="string">
            <text:p>A<text:span text:style-name="T1">sl,i</text:span> d<text:span text:style-name="T1">i</text:span> [mm³]</text:p>
          </table:table-cell>
          <table:table-cell office:value-type="string" calcext:value-type="string">
            <text:p>A<text:span text:style-name="T1">sl,i</text:span> d<text:span text:style-name="T1">i</text:span><text:span text:style-name="T3">2</text:span> [mm<text:span text:style-name="T3">4</text:span>]</text:p>
          </table:table-cell>
          <table:table-cell/>
        </table:table-row>
        <table:table-row table:style-name="ro1">
          <table:table-cell table:formula="of:=3.14*10^2*4" office:value-type="float" office:value="1256" calcext:value-type="float">
            <text:p/>
          </table:table-cell>
          <table:table-cell office:value-type="float" office:value="450" calcext:value-type="float">
            <text:p>450</text:p>
          </table:table-cell>
          <table:table-cell table:formula="of:=[.B9]*[.A9]" office:value-type="float" office:value="565200" calcext:value-type="float">
            <text:p/>
          </table:table-cell>
          <table:table-cell table:formula="of:=[.A9]*[.B9]^2" office:value-type="float" office:value="254340000" calcext:value-type="float">
            <text:p/>
          </table:table-cell>
          <table:table-cell/>
        </table:table-row>
        <table:table-row table:style-name="ro1">
          <table:table-cell table:formula="of:=3.14*10^2*2" office:value-type="float" office:value="628" calcext:value-type="float">
            <text:p/>
          </table:table-cell>
          <table:table-cell office:value-type="float" office:value="50" calcext:value-type="float">
            <text:p>50</text:p>
          </table:table-cell>
          <table:table-cell table:formula="of:=[.B10]*[.A10]" office:value-type="float" office:value="31400" calcext:value-type="float">
            <text:p/>
          </table:table-cell>
          <table:table-cell table:formula="of:=[.A10]*[.B10]^2" office:value-type="float" office:value="1570000" calcext:value-type="float">
            <text:p/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[N]</text:p>
          </table:table-cell>
          <table:table-cell table:formula="of:=[.B3]*1000" office:value-type="float" office:value="-20000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M<text:span text:style-name="T1">y</text:span> [N m]</text:p>
          </table:table-cell>
          <table:table-cell table:formula="of:=[.B4]*1000" office:value-type="float" office:value="1500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b [m]</text:p>
          </table:table-cell>
          <table:table-cell table:formula="of:=[.B5]*0.001" office:value-type="float" office:value="0.4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 [m]</text:p>
          </table:table-cell>
          <table:table-cell table:formula="of:=[.B6]*0.001" office:value-type="float" office:value="0.5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">Σ</text:span> A<text:span text:style-name="T1">sl,i</text:span> [m²]</text:p>
          </table:table-cell>
          <table:table-cell table:formula="of:=SUM([.A9:.A10])*0.000001" office:value-type="float" office:value="0.001884" calcext:value-type="float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">Σ</text:span> A<text:span text:style-name="T1">sl,i</text:span> d<text:span text:style-name="T1">i</text:span> [m³]</text:p>
          </table:table-cell>
          <table:table-cell table:formula="of:=SUM([.C9:.C10])*0.000000001" office:value-type="float" office:value="0.0005966" calcext:value-type="float">
            <text:p/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2">Σ</text:span> A<text:span text:style-name="T1">sl,i</text:span> d<text:span text:style-name="T1">i</text:span><text:span text:style-name="T3">2</text:span> [m<text:span text:style-name="T3">4</text:span>]</text:p>
          </table:table-cell>
          <table:table-cell table:formula="of:=SUM([.D9:.D10])*0.000000000001" office:value-type="float" office:value="0.00025591" calcext:value-type="float">
            <text:p/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</text:p>
          </table:table-cell>
          <table:table-cell table:formula="of:=[.B12]*[.B14]" office:value-type="float" office:value="-8000" calcext:value-type="float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b</text:p>
          </table:table-cell>
          <table:table-cell table:formula="of:=-3*([.B13]+[.B12]*[.B15]/2)*[.B14]" office:value-type="float" office:value="-12000" calcext:value-type="float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c</text:p>
          </table:table-cell>
          <table:table-cell table:formula="of:=6*[.B7]*([.B12]*[.B17]-([.B13]+[.B12]*[.B15]/2)*[.B16])" office:value-type="float" office:value="-2769.48" calcext:value-type="float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d</text:p>
          </table:table-cell>
          <table:table-cell table:formula="of:=6*[.B7]*(([.B13]+[.B12]*[.B15]/2)*[.B17]-[.B12]*[.B18])" office:value-type="float" office:value="997.578" calcext:value-type="float">
            <text:p/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5">
          <table:table-cell office:value-type="string" calcext:value-type="string">
            <text:p>p</text:p>
          </table:table-cell>
          <table:table-cell table:style-name="ce3" table:formula="of:=[.B22]/[.B20]-[.B21]^2/(3*[.B20]^2)" office:value-type="float" office:value="-0.403815" calcext:value-type="float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q</text:p>
          </table:table-cell>
          <table:table-cell table:style-name="ce3" table:formula="of:=[.B23]/[.B20]-(1/3)*([.B21]*[.B22])/[.B20]^2+(2/27)*([.B21]/[.B20])^3" office:value-type="float" office:value="-0.04778975" calcext:value-type="float">
            <text:p/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5">
          <table:table-cell table:style-name="ce2" office:value-type="string" calcext:value-type="string">
            <text:p>Δ</text:p>
          </table:table-cell>
          <table:table-cell table:formula="of:=[.B26]^2/4+[.B25]^3/27" office:value-type="float" office:value="-0.0018678764522295" calcext:value-type="float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Reale</text:p>
          </table:table-cell>
          <table:table-cell table:style-name="ce3" table:formula="of:=-[.B26]/2" office:value-type="float" office:value="0.023894875" calcext:value-type="float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Immaginaria</text:p>
          </table:table-cell>
          <table:table-cell table:style-name="ce3" table:formula="of:=(-[.B28])^(0.5)" office:value-type="float" office:value="0.043218936269065" calcext:value-type="float">
            <text:p/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ρ</text:p>
          </table:table-cell>
          <table:table-cell table:formula="of:=([.B29]^2+[.B30]^2)^(0.5)" office:value-type="float" office:value="0.0493846282105588" calcext:value-type="float">
            <text:p/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θ</text:p>
          </table:table-cell>
          <table:table-cell table:formula="of:=ATAN2([.B29];[.B30])" office:value-type="float" office:value="1.06574485855797" calcext:value-type="float"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verific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y<text:span text:style-name="T4">1</text:span></text:p>
          </table:table-cell>
          <table:table-cell table:formula="of:=2*(-[.B25]/3)^0.5*COS([.B32]/3)" office:value-type="float" office:value="0.687954531102056" calcext:value-type="float">
            <text:p/>
          </table:table-cell>
          <table:table-cell table:formula="of:=[.B34]^3+[.B$25]*[.B34]+[.B$26]" office:value-type="float" office:value="0" calcext:value-type="float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y<text:span text:style-name="T1">2</text:span></text:p>
          </table:table-cell>
          <table:table-cell table:formula="of:=2*(-[.B25]/3)^0.5*COS(([.B32]+2*PI())/3)" office:value-type="float" office:value="-0.565006499708216" calcext:value-type="float">
            <text:p/>
          </table:table-cell>
          <table:table-cell table:formula="of:=[.B35]^3+[.B$25]*[.B35]+[.B$26]" office:value-type="float" office:value="0" calcext:value-type="float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y<text:span text:style-name="T1">3</text:span></text:p>
          </table:table-cell>
          <table:table-cell table:formula="of:=2*(-[.B25]/3)^0.5*COS(([.B32]+4*PI())/3)" office:value-type="float" office:value="-0.122948031393841" calcext:value-type="float">
            <text:p/>
          </table:table-cell>
          <table:table-cell table:formula="of:=[.B36]^3+[.B$25]*[.B36]+[.B$26]" office:value-type="float" office:value="2.0122792321331E-016" calcext:value-type="float">
            <text:p/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verif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text:span text:style-name="T1">1</text:span><text:span text:style-name="T5"> [m]</text:span></text:p>
          </table:table-cell>
          <table:table-cell table:formula="of:=[.B34]-[.B$21]/(3*[.B$20])" office:value-type="float" office:value="0.187954531102056" calcext:value-type="float">
            <text:p/>
          </table:table-cell>
          <table:table-cell table:style-name="ce3" table:formula="of:=[.B$20]*[.B38]^3+[.B$21]*[.B38]^2+[.B$22]*[.B38]+[.B$23]" office:value-type="float" office:value="0" calcext:value-type="float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x<text:span text:style-name="T1">2</text:span> [m]</text:p>
          </table:table-cell>
          <table:table-cell table:formula="of:=[.B35]-[.B$21]/(3*[.B$20])" office:value-type="float" office:value="-1.06500649970822" calcext:value-type="float">
            <text:p/>
          </table:table-cell>
          <table:table-cell table:style-name="ce3" table:formula="of:=[.B$20]*[.B39]^3+[.B$21]*[.B39]^2+[.B$22]*[.B39]+[.B$23]" office:value-type="float" office:value="0" calcext:value-type="float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x<text:span text:style-name="T1">3</text:span> [m]</text:p>
          </table:table-cell>
          <table:table-cell table:formula="of:=[.B36]-[.B$21]/(3*[.B$20])" office:value-type="float" office:value="-0.622948031393841" calcext:value-type="float">
            <text:p/>
          </table:table-cell>
          <table:table-cell table:style-name="ce3" table:formula="of:=[.B$20]*[.B40]^3+[.B$21]*[.B40]^2+[.B$22]*[.B40]+[.B$23]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 [mm]</text:p>
          </table:table-cell>
          <table:table-cell table:formula="of:=IF(([.B38]&gt;0)AND([.B38]&lt;[.B15]);[.B38]*1000;IF(([.B39]&gt;0)AND([.B39]&lt;[.B15]);[.B38]*1000;IF(([.B40]&gt;0)AND([.B40]&lt;[.B15]);[.B40]*1000;0)))" office:value-type="float" office:value="187.954531102056" calcext:value-type="float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e" style:font-family-generic="swiss"/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9"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5:42:39.03355198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58:07.81</meta:creation-date>
    <dc:date>2014-05-08T06:02:44.607842717</dc:date>
    <meta:editing-duration>PT33M13S</meta:editing-duration>
    <meta:editing-cycles>10</meta:editing-cycles>
    <meta:generator>LibreOffice/4.2.3.3$Linux_X86_64 LibreOffice_project/420m0$Build-3</meta:generator>
    <meta:document-statistic meta:table-count="1" meta:cell-count="81" meta:object-count="0"/>
  </office:meta>
</office:document-meta>
</file>